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5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45.104cm" svg:height="25.985cm" svg:x="27.168cm" svg:y="0.985cm">
            <draw:object draw:notify-on-update-of-ranges="Tabelle1.A4:Tabelle1.A49 Tabelle1.B3:Tabelle1.B3 Tabelle1.B4:Tabelle1.B49 Tabelle1.C4:Tabelle1.C49 Tabelle1.C4:Tabelle1.C49 Tabelle1.F3:Tabelle1.F3 Tabelle1.F4:Tabelle1.F49 Tabelle1.G4:Tabelle1.G49 Tabelle1.G4:Tabelle1.G49 Tabelle1.J3:Tabelle1.J3 Tabelle1.J4:Tabelle1.J49 Tabelle1.K4:Tabelle1.K49 Tabelle1.K4:Tabelle1.K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Noise Amplification Index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andom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andom Improved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UMOFMEASUREMENTS</text:p>
          </table:table-cell>
          <table:table-cell office:value-type="string" calcext:value-type="string">
            <text:p>AVGRMSOPT</text:p>
          </table:table-cell>
          <table:table-cell office:value-type="string" calcext:value-type="string">
            <text:p>AVGVAR</text:p>
          </table:table-cell>
          <table:table-cell/>
          <table:table-cell office:value-type="string" calcext:value-type="string">
            <text:p>NUMOFMEASUREMENTS</text:p>
          </table:table-cell>
          <table:table-cell office:value-type="string" calcext:value-type="string">
            <text:p>AVGRMSRAND</text:p>
          </table:table-cell>
          <table:table-cell office:value-type="string" calcext:value-type="string">
            <text:p>AVGVAR</text:p>
          </table:table-cell>
          <table:table-cell/>
          <table:table-cell office:value-type="string" calcext:value-type="string">
            <text:p>NUMOFMEASUREMENTS</text:p>
          </table:table-cell>
          <table:table-cell office:value-type="string" calcext:value-type="string">
            <text:p>AVGRMSRAND_IMPROVED</text:p>
          </table:table-cell>
          <table:table-cell office:value-type="string" calcext:value-type="string">
            <text:p>AVGV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73991" calcext:value-type="float">
            <text:p>8,73991</text:p>
          </table:table-cell>
          <table:table-cell office:value-type="float" office:value="2.37056" calcext:value-type="float">
            <text:p>2,370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.4798" calcext:value-type="float">
            <text:p>10,4798</text:p>
          </table:table-cell>
          <table:table-cell office:value-type="float" office:value="5.30917" calcext:value-type="float">
            <text:p>5,309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.3106" calcext:value-type="float">
            <text:p>11,3106</text:p>
          </table:table-cell>
          <table:table-cell office:value-type="float" office:value="45.1183" calcext:value-type="float">
            <text:p>45,1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18946" calcext:value-type="float">
            <text:p>7,18946</text:p>
          </table:table-cell>
          <table:table-cell office:value-type="float" office:value="11.8591" calcext:value-type="float">
            <text:p>11,85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.4617" calcext:value-type="float">
            <text:p>10,4617</text:p>
          </table:table-cell>
          <table:table-cell office:value-type="float" office:value="34.2212" calcext:value-type="float">
            <text:p>34,22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.14376" calcext:value-type="float">
            <text:p>9,14376</text:p>
          </table:table-cell>
          <table:table-cell office:value-type="float" office:value="18.4512" calcext:value-type="float">
            <text:p>18,4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2892" calcext:value-type="float">
            <text:p>5,12892</text:p>
          </table:table-cell>
          <table:table-cell office:value-type="float" office:value="0.246341" calcext:value-type="float">
            <text:p>0,2463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7335" calcext:value-type="float">
            <text:p>11,7335</text:p>
          </table:table-cell>
          <table:table-cell office:value-type="float" office:value="25.8817" calcext:value-type="float">
            <text:p>25,88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.0793" calcext:value-type="float">
            <text:p>12,0793</text:p>
          </table:table-cell>
          <table:table-cell office:value-type="float" office:value="20.158" calcext:value-type="float">
            <text:p>20,1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3253" calcext:value-type="float">
            <text:p>13,3253</text:p>
          </table:table-cell>
          <table:table-cell office:value-type="float" office:value="69.0048" calcext:value-type="float">
            <text:p>69,00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.664" calcext:value-type="float">
            <text:p>14,664</text:p>
          </table:table-cell>
          <table:table-cell office:value-type="float" office:value="49.6093" calcext:value-type="float">
            <text:p>49,60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.9363" calcext:value-type="float">
            <text:p>18,9363</text:p>
          </table:table-cell>
          <table:table-cell office:value-type="float" office:value="170.173" calcext:value-type="float">
            <text:p>170,1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80262" calcext:value-type="float">
            <text:p>6,80262</text:p>
          </table:table-cell>
          <table:table-cell office:value-type="float" office:value="2.83552" calcext:value-type="float">
            <text:p>2,835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.9663" calcext:value-type="float">
            <text:p>11,9663</text:p>
          </table:table-cell>
          <table:table-cell office:value-type="float" office:value="19.6638" calcext:value-type="float">
            <text:p>19,663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.1077" calcext:value-type="float">
            <text:p>14,1077</text:p>
          </table:table-cell>
          <table:table-cell office:value-type="float" office:value="22.1646" calcext:value-type="float">
            <text:p>22,16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68778" calcext:value-type="float">
            <text:p>6,68778</text:p>
          </table:table-cell>
          <table:table-cell office:value-type="float" office:value="3.01456" calcext:value-type="float">
            <text:p>3,014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607" calcext:value-type="float">
            <text:p>15,607</text:p>
          </table:table-cell>
          <table:table-cell office:value-type="float" office:value="154.358" calcext:value-type="float">
            <text:p>154,3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.5878" calcext:value-type="float">
            <text:p>14,5878</text:p>
          </table:table-cell>
          <table:table-cell office:value-type="float" office:value="88.9379" calcext:value-type="float">
            <text:p>88,93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02822" calcext:value-type="float">
            <text:p>5,02822</text:p>
          </table:table-cell>
          <table:table-cell office:value-type="float" office:value="2.00831" calcext:value-type="float">
            <text:p>2,0083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88324" calcext:value-type="float">
            <text:p>7,88324</text:p>
          </table:table-cell>
          <table:table-cell office:value-type="float" office:value="17.655" calcext:value-type="float">
            <text:p>17,6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2964" calcext:value-type="float">
            <text:p>9,2964</text:p>
          </table:table-cell>
          <table:table-cell office:value-type="float" office:value="13.2117" calcext:value-type="float">
            <text:p>13,21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5955" calcext:value-type="float">
            <text:p>4,5955</text:p>
          </table:table-cell>
          <table:table-cell office:value-type="float" office:value="2.02674" calcext:value-type="float">
            <text:p>2,026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26338" calcext:value-type="float">
            <text:p>8,26338</text:p>
          </table:table-cell>
          <table:table-cell office:value-type="float" office:value="32.4698" calcext:value-type="float">
            <text:p>32,469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.16977" calcext:value-type="float">
            <text:p>7,16977</text:p>
          </table:table-cell>
          <table:table-cell office:value-type="float" office:value="11.6118" calcext:value-type="float">
            <text:p>11,61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75452" calcext:value-type="float">
            <text:p>4,75452</text:p>
          </table:table-cell>
          <table:table-cell office:value-type="float" office:value="2.54809" calcext:value-type="float">
            <text:p>2,548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.88169" calcext:value-type="float">
            <text:p>7,88169</text:p>
          </table:table-cell>
          <table:table-cell office:value-type="float" office:value="20.4952" calcext:value-type="float">
            <text:p>20,495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.52653" calcext:value-type="float">
            <text:p>5,52653</text:p>
          </table:table-cell>
          <table:table-cell office:value-type="float" office:value="0.970459" calcext:value-type="float">
            <text:p>0,970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6731" calcext:value-type="float">
            <text:p>4,6731</text:p>
          </table:table-cell>
          <table:table-cell office:value-type="float" office:value="1.02158" calcext:value-type="float">
            <text:p>1,021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.18688" calcext:value-type="float">
            <text:p>8,18688</text:p>
          </table:table-cell>
          <table:table-cell office:value-type="float" office:value="26.2815" calcext:value-type="float">
            <text:p>26,28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.01684" calcext:value-type="float">
            <text:p>5,01684</text:p>
          </table:table-cell>
          <table:table-cell office:value-type="float" office:value="2.19399" calcext:value-type="float">
            <text:p>2,193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3019" calcext:value-type="float">
            <text:p>4,3019</text:p>
          </table:table-cell>
          <table:table-cell office:value-type="float" office:value="0.931401" calcext:value-type="float">
            <text:p>0,9314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.61165" calcext:value-type="float">
            <text:p>6,61165</text:p>
          </table:table-cell>
          <table:table-cell office:value-type="float" office:value="11.5686" calcext:value-type="float">
            <text:p>11,56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30575" calcext:value-type="float">
            <text:p>4,30575</text:p>
          </table:table-cell>
          <table:table-cell office:value-type="float" office:value="1.16135" calcext:value-type="float">
            <text:p>1,161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8259" calcext:value-type="float">
            <text:p>4,18259</text:p>
          </table:table-cell>
          <table:table-cell office:value-type="float" office:value="0.863185" calcext:value-type="float">
            <text:p>0,8631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.92665" calcext:value-type="float">
            <text:p>5,92665</text:p>
          </table:table-cell>
          <table:table-cell office:value-type="float" office:value="7.19995" calcext:value-type="float">
            <text:p>7,199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.5074" calcext:value-type="float">
            <text:p>5,5074</text:p>
          </table:table-cell>
          <table:table-cell office:value-type="float" office:value="6.54727" calcext:value-type="float">
            <text:p>6,547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27413" calcext:value-type="float">
            <text:p>4,27413</text:p>
          </table:table-cell>
          <table:table-cell office:value-type="float" office:value="1.01677" calcext:value-type="float">
            <text:p>1,0167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25682" calcext:value-type="float">
            <text:p>5,25682</text:p>
          </table:table-cell>
          <table:table-cell office:value-type="float" office:value="4.14241" calcext:value-type="float">
            <text:p>4,142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08678" calcext:value-type="float">
            <text:p>5,08678</text:p>
          </table:table-cell>
          <table:table-cell office:value-type="float" office:value="5.01741" calcext:value-type="float">
            <text:p>5,017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5994" calcext:value-type="float">
            <text:p>3,95994</text:p>
          </table:table-cell>
          <table:table-cell office:value-type="float" office:value="1.32302" calcext:value-type="float">
            <text:p>1,3230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.1889" calcext:value-type="float">
            <text:p>5,1889</text:p>
          </table:table-cell>
          <table:table-cell office:value-type="float" office:value="3.91074" calcext:value-type="float">
            <text:p>3,910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.23469" calcext:value-type="float">
            <text:p>5,23469</text:p>
          </table:table-cell>
          <table:table-cell office:value-type="float" office:value="6.35175" calcext:value-type="float">
            <text:p>6,351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90717" calcext:value-type="float">
            <text:p>3,90717</text:p>
          </table:table-cell>
          <table:table-cell office:value-type="float" office:value="1.18406" calcext:value-type="float">
            <text:p>1,1840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.1009" calcext:value-type="float">
            <text:p>5,1009</text:p>
          </table:table-cell>
          <table:table-cell office:value-type="float" office:value="2.29655" calcext:value-type="float">
            <text:p>2,2965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51394" calcext:value-type="float">
            <text:p>4,51394</text:p>
          </table:table-cell>
          <table:table-cell office:value-type="float" office:value="1.48661" calcext:value-type="float">
            <text:p>1,486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70463" calcext:value-type="float">
            <text:p>3,70463</text:p>
          </table:table-cell>
          <table:table-cell office:value-type="float" office:value="0.167993" calcext:value-type="float">
            <text:p>0,1679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96226" calcext:value-type="float">
            <text:p>4,96226</text:p>
          </table:table-cell>
          <table:table-cell office:value-type="float" office:value="2.50744" calcext:value-type="float">
            <text:p>2,5074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.13642" calcext:value-type="float">
            <text:p>5,13642</text:p>
          </table:table-cell>
          <table:table-cell office:value-type="float" office:value="1.25543" calcext:value-type="float">
            <text:p>1,255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71702" calcext:value-type="float">
            <text:p>3,71702</text:p>
          </table:table-cell>
          <table:table-cell office:value-type="float" office:value="0.16799" calcext:value-type="float">
            <text:p>0,1679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72596" calcext:value-type="float">
            <text:p>4,72596</text:p>
          </table:table-cell>
          <table:table-cell office:value-type="float" office:value="1.97517" calcext:value-type="float">
            <text:p>1,9751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59425" calcext:value-type="float">
            <text:p>4,59425</text:p>
          </table:table-cell>
          <table:table-cell office:value-type="float" office:value="1.33181" calcext:value-type="float">
            <text:p>1,331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72286" calcext:value-type="float">
            <text:p>3,72286</text:p>
          </table:table-cell>
          <table:table-cell office:value-type="float" office:value="0.17691" calcext:value-type="float">
            <text:p>0,1769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6965" calcext:value-type="float">
            <text:p>4,6965</text:p>
          </table:table-cell>
          <table:table-cell office:value-type="float" office:value="1.86272" calcext:value-type="float">
            <text:p>1,8627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66509" calcext:value-type="float">
            <text:p>4,66509</text:p>
          </table:table-cell>
          <table:table-cell office:value-type="float" office:value="2.3235" calcext:value-type="float">
            <text:p>2,32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68272" calcext:value-type="float">
            <text:p>3,68272</text:p>
          </table:table-cell>
          <table:table-cell office:value-type="float" office:value="0.117042" calcext:value-type="float">
            <text:p>0,11704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17627" calcext:value-type="float">
            <text:p>4,17627</text:p>
          </table:table-cell>
          <table:table-cell office:value-type="float" office:value="0.520162" calcext:value-type="float">
            <text:p>0,52016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19265" calcext:value-type="float">
            <text:p>4,19265</text:p>
          </table:table-cell>
          <table:table-cell office:value-type="float" office:value="0.820481" calcext:value-type="float">
            <text:p>0,8204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63157" calcext:value-type="float">
            <text:p>3,63157</text:p>
          </table:table-cell>
          <table:table-cell office:value-type="float" office:value="0.0893805" calcext:value-type="float">
            <text:p>0,089380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13459" calcext:value-type="float">
            <text:p>4,13459</text:p>
          </table:table-cell>
          <table:table-cell office:value-type="float" office:value="0.491952" calcext:value-type="float">
            <text:p>0,49195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24865" calcext:value-type="float">
            <text:p>4,24865</text:p>
          </table:table-cell>
          <table:table-cell office:value-type="float" office:value="0.498193" calcext:value-type="float">
            <text:p>0,4981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62971" calcext:value-type="float">
            <text:p>3,62971</text:p>
          </table:table-cell>
          <table:table-cell office:value-type="float" office:value="0.0905823" calcext:value-type="float">
            <text:p>0,09058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11387" calcext:value-type="float">
            <text:p>4,11387</text:p>
          </table:table-cell>
          <table:table-cell office:value-type="float" office:value="0.448325" calcext:value-type="float">
            <text:p>0,4483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09201" calcext:value-type="float">
            <text:p>4,09201</text:p>
          </table:table-cell>
          <table:table-cell office:value-type="float" office:value="0.554109" calcext:value-type="float">
            <text:p>0,5541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6818" calcext:value-type="float">
            <text:p>3,6818</text:p>
          </table:table-cell>
          <table:table-cell office:value-type="float" office:value="0.116325" calcext:value-type="float">
            <text:p>0,1163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.95377" calcext:value-type="float">
            <text:p>3,95377</text:p>
          </table:table-cell>
          <table:table-cell office:value-type="float" office:value="0.560895" calcext:value-type="float">
            <text:p>0,5608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.37779" calcext:value-type="float">
            <text:p>4,37779</text:p>
          </table:table-cell>
          <table:table-cell office:value-type="float" office:value="0.559915" calcext:value-type="float">
            <text:p>0,5599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71322" calcext:value-type="float">
            <text:p>3,71322</text:p>
          </table:table-cell>
          <table:table-cell office:value-type="float" office:value="0.0874088" calcext:value-type="float">
            <text:p>0,08740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.84059" calcext:value-type="float">
            <text:p>3,84059</text:p>
          </table:table-cell>
          <table:table-cell office:value-type="float" office:value="0.471418" calcext:value-type="float">
            <text:p>0,4714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.62088" calcext:value-type="float">
            <text:p>3,62088</text:p>
          </table:table-cell>
          <table:table-cell office:value-type="float" office:value="0.619312" calcext:value-type="float">
            <text:p>0,6193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71362" calcext:value-type="float">
            <text:p>3,71362</text:p>
          </table:table-cell>
          <table:table-cell office:value-type="float" office:value="0.0817186" calcext:value-type="float">
            <text:p>0,081718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.73981" calcext:value-type="float">
            <text:p>3,73981</text:p>
          </table:table-cell>
          <table:table-cell office:value-type="float" office:value="0.414177" calcext:value-type="float">
            <text:p>0,41417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03882" calcext:value-type="float">
            <text:p>4,03882</text:p>
          </table:table-cell>
          <table:table-cell office:value-type="float" office:value="0.623823" calcext:value-type="float">
            <text:p>0,6238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74685" calcext:value-type="float">
            <text:p>3,74685</text:p>
          </table:table-cell>
          <table:table-cell office:value-type="float" office:value="0.0701441" calcext:value-type="float">
            <text:p>0,07014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.68484" calcext:value-type="float">
            <text:p>3,68484</text:p>
          </table:table-cell>
          <table:table-cell office:value-type="float" office:value="0.390678" calcext:value-type="float">
            <text:p>0,39067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.80418" calcext:value-type="float">
            <text:p>3,80418</text:p>
          </table:table-cell>
          <table:table-cell office:value-type="float" office:value="0.768168" calcext:value-type="float">
            <text:p>0,7681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6849" calcext:value-type="float">
            <text:p>3,6849</text:p>
          </table:table-cell>
          <table:table-cell office:value-type="float" office:value="0.0740848" calcext:value-type="float">
            <text:p>0,074084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58066" calcext:value-type="float">
            <text:p>3,58066</text:p>
          </table:table-cell>
          <table:table-cell office:value-type="float" office:value="0.347122" calcext:value-type="float">
            <text:p>0,3471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97091" calcext:value-type="float">
            <text:p>3,97091</text:p>
          </table:table-cell>
          <table:table-cell office:value-type="float" office:value="0.660586" calcext:value-type="float">
            <text:p>0,6605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65613" calcext:value-type="float">
            <text:p>3,65613</text:p>
          </table:table-cell>
          <table:table-cell office:value-type="float" office:value="0.0873668" calcext:value-type="float">
            <text:p>0,087366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.5155" calcext:value-type="float">
            <text:p>3,5155</text:p>
          </table:table-cell>
          <table:table-cell office:value-type="float" office:value="0.327012" calcext:value-type="float">
            <text:p>0,3270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.70963" calcext:value-type="float">
            <text:p>3,70963</text:p>
          </table:table-cell>
          <table:table-cell office:value-type="float" office:value="0.488" calcext:value-type="float">
            <text:p>0,4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63105" calcext:value-type="float">
            <text:p>3,63105</text:p>
          </table:table-cell>
          <table:table-cell office:value-type="float" office:value="0.10101" calcext:value-type="float">
            <text:p>0,101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.51341" calcext:value-type="float">
            <text:p>3,51341</text:p>
          </table:table-cell>
          <table:table-cell office:value-type="float" office:value="0.344596" calcext:value-type="float">
            <text:p>0,34459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.18882" calcext:value-type="float">
            <text:p>4,18882</text:p>
          </table:table-cell>
          <table:table-cell office:value-type="float" office:value="0.918224" calcext:value-type="float">
            <text:p>0,9182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61704" calcext:value-type="float">
            <text:p>3,61704</text:p>
          </table:table-cell>
          <table:table-cell office:value-type="float" office:value="0.0871881" calcext:value-type="float">
            <text:p>0,087188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52541" calcext:value-type="float">
            <text:p>3,52541</text:p>
          </table:table-cell>
          <table:table-cell office:value-type="float" office:value="0.370231" calcext:value-type="float">
            <text:p>0,37023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57885" calcext:value-type="float">
            <text:p>3,57885</text:p>
          </table:table-cell>
          <table:table-cell office:value-type="float" office:value="0.689064" calcext:value-type="float">
            <text:p>0,6890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60504" calcext:value-type="float">
            <text:p>3,60504</text:p>
          </table:table-cell>
          <table:table-cell office:value-type="float" office:value="0.0915159" calcext:value-type="float">
            <text:p>0,091515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.49219" calcext:value-type="float">
            <text:p>3,49219</text:p>
          </table:table-cell>
          <table:table-cell office:value-type="float" office:value="0.383229" calcext:value-type="float">
            <text:p>0,38322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.56424" calcext:value-type="float">
            <text:p>3,56424</text:p>
          </table:table-cell>
          <table:table-cell office:value-type="float" office:value="0.566381" calcext:value-type="float">
            <text:p>0,5663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56802" calcext:value-type="float">
            <text:p>3,56802</text:p>
          </table:table-cell>
          <table:table-cell office:value-type="float" office:value="0.0948237" calcext:value-type="float">
            <text:p>0,094823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.48518" calcext:value-type="float">
            <text:p>3,48518</text:p>
          </table:table-cell>
          <table:table-cell office:value-type="float" office:value="0.405772" calcext:value-type="float">
            <text:p>0,4057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.63456" calcext:value-type="float">
            <text:p>3,63456</text:p>
          </table:table-cell>
          <table:table-cell office:value-type="float" office:value="0.706548" calcext:value-type="float">
            <text:p>0,7065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57648" calcext:value-type="float">
            <text:p>3,57648</text:p>
          </table:table-cell>
          <table:table-cell office:value-type="float" office:value="0.09821" calcext:value-type="float">
            <text:p>0,098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.46022" calcext:value-type="float">
            <text:p>3,46022</text:p>
          </table:table-cell>
          <table:table-cell office:value-type="float" office:value="0.418288" calcext:value-type="float">
            <text:p>0,41828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.42789" calcext:value-type="float">
            <text:p>3,42789</text:p>
          </table:table-cell>
          <table:table-cell office:value-type="float" office:value="0.361986" calcext:value-type="float">
            <text:p>0,3619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57159" calcext:value-type="float">
            <text:p>3,57159</text:p>
          </table:table-cell>
          <table:table-cell office:value-type="float" office:value="0.10397" calcext:value-type="float">
            <text:p>0,1039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.40448" calcext:value-type="float">
            <text:p>3,40448</text:p>
          </table:table-cell>
          <table:table-cell office:value-type="float" office:value="0.378486" calcext:value-type="float">
            <text:p>0,37848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.43568" calcext:value-type="float">
            <text:p>3,43568</text:p>
          </table:table-cell>
          <table:table-cell office:value-type="float" office:value="0.21151" calcext:value-type="float">
            <text:p>0,211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50198" calcext:value-type="float">
            <text:p>3,50198</text:p>
          </table:table-cell>
          <table:table-cell office:value-type="float" office:value="0.139014" calcext:value-type="float">
            <text:p>0,13901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.38018" calcext:value-type="float">
            <text:p>3,38018</text:p>
          </table:table-cell>
          <table:table-cell office:value-type="float" office:value="0.345476" calcext:value-type="float">
            <text:p>0,34547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.55533" calcext:value-type="float">
            <text:p>3,55533</text:p>
          </table:table-cell>
          <table:table-cell office:value-type="float" office:value="0.16438" calcext:value-type="float">
            <text:p>0,164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48395" calcext:value-type="float">
            <text:p>3,48395</text:p>
          </table:table-cell>
          <table:table-cell office:value-type="float" office:value="0.148699" calcext:value-type="float">
            <text:p>0,14869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.31294" calcext:value-type="float">
            <text:p>3,31294</text:p>
          </table:table-cell>
          <table:table-cell office:value-type="float" office:value="0.302979" calcext:value-type="float">
            <text:p>0,30297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.46375" calcext:value-type="float">
            <text:p>3,46375</text:p>
          </table:table-cell>
          <table:table-cell office:value-type="float" office:value="0.379388" calcext:value-type="float">
            <text:p>0,3793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57126" calcext:value-type="float">
            <text:p>3,57126</text:p>
          </table:table-cell>
          <table:table-cell office:value-type="float" office:value="0.29969" calcext:value-type="float">
            <text:p>0,2996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31154" calcext:value-type="float">
            <text:p>3,31154</text:p>
          </table:table-cell>
          <table:table-cell office:value-type="float" office:value="0.309973" calcext:value-type="float">
            <text:p>0,3099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44697" calcext:value-type="float">
            <text:p>3,44697</text:p>
          </table:table-cell>
          <table:table-cell office:value-type="float" office:value="0.178488" calcext:value-type="float">
            <text:p>0,1784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57426" calcext:value-type="float">
            <text:p>3,57426</text:p>
          </table:table-cell>
          <table:table-cell office:value-type="float" office:value="0.291503" calcext:value-type="float">
            <text:p>0,29150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.28657" calcext:value-type="float">
            <text:p>3,28657</text:p>
          </table:table-cell>
          <table:table-cell office:value-type="float" office:value="0.305534" calcext:value-type="float">
            <text:p>0,3055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.18509" calcext:value-type="float">
            <text:p>3,18509</text:p>
          </table:table-cell>
          <table:table-cell office:value-type="float" office:value="0.174552" calcext:value-type="float">
            <text:p>0,1745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61206" calcext:value-type="float">
            <text:p>3,61206</text:p>
          </table:table-cell>
          <table:table-cell office:value-type="float" office:value="0.255128" calcext:value-type="float">
            <text:p>0,25512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.2712" calcext:value-type="float">
            <text:p>3,2712</text:p>
          </table:table-cell>
          <table:table-cell office:value-type="float" office:value="0.299918" calcext:value-type="float">
            <text:p>0,2999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.42868" calcext:value-type="float">
            <text:p>3,42868</text:p>
          </table:table-cell>
          <table:table-cell office:value-type="float" office:value="0.282091" calcext:value-type="float">
            <text:p>0,2820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58498" calcext:value-type="float">
            <text:p>3,58498</text:p>
          </table:table-cell>
          <table:table-cell office:value-type="float" office:value="0.248192" calcext:value-type="float">
            <text:p>0,24819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21874" calcext:value-type="float">
            <text:p>3,21874</text:p>
          </table:table-cell>
          <table:table-cell office:value-type="float" office:value="0.327948" calcext:value-type="float">
            <text:p>0,3279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48891" calcext:value-type="float">
            <text:p>3,48891</text:p>
          </table:table-cell>
          <table:table-cell office:value-type="float" office:value="0.293929" calcext:value-type="float">
            <text:p>0,2939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58359" calcext:value-type="float">
            <text:p>3,58359</text:p>
          </table:table-cell>
          <table:table-cell office:value-type="float" office:value="0.233372" calcext:value-type="float">
            <text:p>0,23337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.19962" calcext:value-type="float">
            <text:p>3,19962</text:p>
          </table:table-cell>
          <table:table-cell office:value-type="float" office:value="0.326151" calcext:value-type="float">
            <text:p>0,3261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.12638" calcext:value-type="float">
            <text:p>3,12638</text:p>
          </table:table-cell>
          <table:table-cell office:value-type="float" office:value="0.220358" calcext:value-type="float">
            <text:p>0,2203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5246" calcext:value-type="float">
            <text:p>3,55246</text:p>
          </table:table-cell>
          <table:table-cell office:value-type="float" office:value="0.255266" calcext:value-type="float">
            <text:p>0,2552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20087" calcext:value-type="float">
            <text:p>3,20087</text:p>
          </table:table-cell>
          <table:table-cell office:value-type="float" office:value="0.308916" calcext:value-type="float">
            <text:p>0,30891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07223" calcext:value-type="float">
            <text:p>3,07223</text:p>
          </table:table-cell>
          <table:table-cell office:value-type="float" office:value="0.193989" calcext:value-type="float">
            <text:p>0,1939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55093" calcext:value-type="float">
            <text:p>3,55093</text:p>
          </table:table-cell>
          <table:table-cell office:value-type="float" office:value="0.249568" calcext:value-type="float">
            <text:p>0,24956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.18064" calcext:value-type="float">
            <text:p>3,18064</text:p>
          </table:table-cell>
          <table:table-cell office:value-type="float" office:value="0.311116" calcext:value-type="float">
            <text:p>0,31111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.0509" calcext:value-type="float">
            <text:p>3,0509</text:p>
          </table:table-cell>
          <table:table-cell office:value-type="float" office:value="0.224232" calcext:value-type="float">
            <text:p>0,2242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55888" calcext:value-type="float">
            <text:p>3,55888</text:p>
          </table:table-cell>
          <table:table-cell office:value-type="float" office:value="0.243484" calcext:value-type="float">
            <text:p>0,24348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.16428" calcext:value-type="float">
            <text:p>3,16428</text:p>
          </table:table-cell>
          <table:table-cell office:value-type="float" office:value="0.30096" calcext:value-type="float">
            <text:p>0,3009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.16733" calcext:value-type="float">
            <text:p>3,16733</text:p>
          </table:table-cell>
          <table:table-cell office:value-type="float" office:value="0.132864" calcext:value-type="float">
            <text:p>0,1328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52859" calcext:value-type="float">
            <text:p>3,52859</text:p>
          </table:table-cell>
          <table:table-cell office:value-type="float" office:value="0.27342" calcext:value-type="float">
            <text:p>0,2734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.15364" calcext:value-type="float">
            <text:p>3,15364</text:p>
          </table:table-cell>
          <table:table-cell office:value-type="float" office:value="0.287422" calcext:value-type="float">
            <text:p>0,2874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.03161" calcext:value-type="float">
            <text:p>3,03161</text:p>
          </table:table-cell>
          <table:table-cell office:value-type="float" office:value="0.162972" calcext:value-type="float">
            <text:p>0,1629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48751" calcext:value-type="float">
            <text:p>3,48751</text:p>
          </table:table-cell>
          <table:table-cell office:value-type="float" office:value="0.299933" calcext:value-type="float">
            <text:p>0,29993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1439" calcext:value-type="float">
            <text:p>3,1439</text:p>
          </table:table-cell>
          <table:table-cell office:value-type="float" office:value="0.290079" calcext:value-type="float">
            <text:p>0,2900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13572" calcext:value-type="float">
            <text:p>3,13572</text:p>
          </table:table-cell>
          <table:table-cell office:value-type="float" office:value="0.156008" calcext:value-type="float">
            <text:p>0,1560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49487" calcext:value-type="float">
            <text:p>3,49487</text:p>
          </table:table-cell>
          <table:table-cell office:value-type="float" office:value="0.288314" calcext:value-type="float">
            <text:p>0,2883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1447" calcext:value-type="float">
            <text:p>3,1447</text:p>
          </table:table-cell>
          <table:table-cell office:value-type="float" office:value="0.298892" calcext:value-type="float">
            <text:p>0,2988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24689" calcext:value-type="float">
            <text:p>3,24689</text:p>
          </table:table-cell>
          <table:table-cell office:value-type="float" office:value="0.125055" calcext:value-type="float">
            <text:p>0,125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.00.0000</text:date>, <text:time style:data-style-name="N2" text:time-value="16:12:44.1011734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7T16:15:45.033791472</dc:date>
    <meta:generator>LibreOffice/4.2.5.2$Linux_X86_64 LibreOffice_project/420m0$Build-2</meta:generator>
    <meta:editing-duration>P0D</meta:editing-duration>
    <meta:editing-cycles>1</meta:editing-cycles>
    <meta:document-statistic meta:table-count="1" meta:cell-count="4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error-category="cell-range" chart:error-upper-range="Tabelle1.C4:Tabelle1.C49" chart:error-lower-range="Tabelle1.C4:Tabelle1.C49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Tabelle1.C4:Tabelle1.C49" chart:error-lower-range="Tabelle1.C4:Tabelle1.C49" char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error-category="cell-range" chart:error-upper-range="Tabelle1.G4:Tabelle1.G49" chart:error-lower-range="Tabelle1.G4:Tabelle1.G49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Tabelle1.G4:Tabelle1.G49" chart:error-lower-range="Tabelle1.G4:Tabelle1.G49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error-category="cell-range" chart:error-upper-range="Tabelle1.K4:Tabelle1.K49" chart:error-lower-range="Tabelle1.K4:Tabelle1.K49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Tabelle1.K4:Tabelle1.K49" chart:error-lower-range="Tabelle1.K4:Tabelle1.K49" char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105cm" svg:height="25.986cm" xlink:href=".." xlink:type="simple" chart:class="chart:bar" chart:style-name="ch1">
        <chart:legend chart:legend-position="end" svg:x="39.905cm" svg:y="12.196cm" style:legend-expansion="high" chart:style-name="ch2"/>
        <chart:plot-area chart:style-name="ch3" table:cell-range-address="Tabelle1.A4:Tabelle1.B49 Tabelle1.A3:Tabelle1.B3 Tabelle1.F3:Tabelle1.F49 Tabelle1.J3:Tabelle1.J49" chart:data-source-has-labels="both" svg:x="1.352cm" svg:y="2.211cm" svg:width="36.749cm" svg:height="22.836cm">
          <chartooo:coordinate-region svg:x="1.973cm" svg:y="2.41cm" svg:width="36.128cm" svg:height="21.99cm"/>
          <chart:axis chart:dimension="x" chart:name="primary-x" chart:style-name="ch4" chartooo:axis-type="auto">
            <chartooo:date-scale/>
            <chart:categories table:cell-range-address="Tabelle1.A4:Tabelle1.A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4:Tabelle1.B49" chart:label-cell-address="Tabelle1.B3:Tabelle1.B3" chart:class="chart:bar">
            <chart:error-indicator chart:style-name="ch8" chart:dimension="y"/>
            <chart:data-point chart:repeated="46"/>
          </chart:series>
          <chart:series chart:style-name="ch9" chart:values-cell-range-address="Tabelle1.F4:Tabelle1.F49" chart:label-cell-address="Tabelle1.F3:Tabelle1.F3" chart:class="chart:bar">
            <chart:error-indicator chart:style-name="ch10" chart:dimension="y"/>
            <chart:data-point chart:repeated="46"/>
          </chart:series>
          <chart:series chart:style-name="ch11" chart:values-cell-range-address="Tabelle1.J4:Tabelle1.J49" chart:label-cell-address="Tabelle1.J3:Tabelle1.J3" chart:class="chart:bar">
            <chart:error-indicator chart:style-name="ch12" chart:dimension="y"/>
            <chart:data-point chart:repeated="4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RMSOPT</text:p>
                <draw:g>
                  <svg:desc>Tabelle1.B3:Tabelle1.B3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alte C</text:p>
              </table:table-cell>
              <table:table-cell office:value-type="string">
                <text:p>AVGRMSRAND</text:p>
                <draw:g>
                  <svg:desc>Tabelle1.F3:Tabelle1.F3</svg:desc>
                </draw:g>
              </table:table-cell>
              <table:table-cell office:value-type="string">
                <text:p>Spalte G</text:p>
              </table:table-cell>
              <table:table-cell office:value-type="string">
                <text:p>Spalte G</text:p>
              </table:table-cell>
              <table:table-cell office:value-type="string">
                <text:p>AVGRMSRAND_IMPROVED</text:p>
                <draw:g>
                  <svg:desc>Tabelle1.J3:Tabelle1.J3</svg:desc>
                </draw:g>
              </table:table-cell>
              <table:table-cell office:value-type="string">
                <text:p>Spalte K</text:p>
              </table:table-cell>
              <table:table-cell office:value-type="string">
                <text:p>Spalte K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Tabelle1.A4:Tabelle1.A49</svg:desc>
                </draw:g>
              </table:table-cell>
              <table:table-cell office:value-type="float" office:value="8.73991">
                <text:p>8.73991</text:p>
                <draw:g>
                  <svg:desc>Tabelle1.B4:Tabelle1.B49</svg:desc>
                </draw:g>
              </table:table-cell>
              <table:table-cell office:value-type="float" office:value="2.37056">
                <text:p>2.37056</text:p>
                <draw:g>
                  <svg:desc>Tabelle1.C4:Tabelle1.C49</svg:desc>
                </draw:g>
              </table:table-cell>
              <table:table-cell office:value-type="float" office:value="2.37056">
                <text:p>2.37056</text:p>
                <draw:g>
                  <svg:desc>Tabelle1.C4:Tabelle1.C49</svg:desc>
                </draw:g>
              </table:table-cell>
              <table:table-cell office:value-type="float" office:value="10.4798">
                <text:p>10.4798</text:p>
                <draw:g>
                  <svg:desc>Tabelle1.F4:Tabelle1.F49</svg:desc>
                </draw:g>
              </table:table-cell>
              <table:table-cell office:value-type="float" office:value="5.30917">
                <text:p>5.30917</text:p>
                <draw:g>
                  <svg:desc>Tabelle1.G4:Tabelle1.G49</svg:desc>
                </draw:g>
              </table:table-cell>
              <table:table-cell office:value-type="float" office:value="5.30917">
                <text:p>5.30917</text:p>
                <draw:g>
                  <svg:desc>Tabelle1.G4:Tabelle1.G49</svg:desc>
                </draw:g>
              </table:table-cell>
              <table:table-cell office:value-type="float" office:value="11.3106">
                <text:p>11.3106</text:p>
                <draw:g>
                  <svg:desc>Tabelle1.J4:Tabelle1.J49</svg:desc>
                </draw:g>
              </table:table-cell>
              <table:table-cell office:value-type="float" office:value="45.1183">
                <text:p>45.1183</text:p>
                <draw:g>
                  <svg:desc>Tabelle1.K4:Tabelle1.K49</svg:desc>
                </draw:g>
              </table:table-cell>
              <table:table-cell office:value-type="float" office:value="45.1183">
                <text:p>45.1183</text:p>
                <draw:g>
                  <svg:desc>Tabelle1.K4:Tabelle1.K49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.18946">
                <text:p>7.18946</text:p>
              </table:table-cell>
              <table:table-cell office:value-type="float" office:value="11.8591">
                <text:p>11.8591</text:p>
              </table:table-cell>
              <table:table-cell office:value-type="float" office:value="11.8591">
                <text:p>11.8591</text:p>
              </table:table-cell>
              <table:table-cell office:value-type="float" office:value="10.4617">
                <text:p>10.4617</text:p>
              </table:table-cell>
              <table:table-cell office:value-type="float" office:value="34.2212">
                <text:p>34.2212</text:p>
              </table:table-cell>
              <table:table-cell office:value-type="float" office:value="34.2212">
                <text:p>34.2212</text:p>
              </table:table-cell>
              <table:table-cell office:value-type="float" office:value="9.14376">
                <text:p>9.14376</text:p>
              </table:table-cell>
              <table:table-cell office:value-type="float" office:value="18.4512">
                <text:p>18.4512</text:p>
              </table:table-cell>
              <table:table-cell office:value-type="float" office:value="18.4512">
                <text:p>18.45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12892">
                <text:p>5.12892</text:p>
              </table:table-cell>
              <table:table-cell office:value-type="float" office:value="0.246341">
                <text:p>0.246341</text:p>
              </table:table-cell>
              <table:table-cell office:value-type="float" office:value="0.246341">
                <text:p>0.246341</text:p>
              </table:table-cell>
              <table:table-cell office:value-type="float" office:value="11.7335">
                <text:p>11.7335</text:p>
              </table:table-cell>
              <table:table-cell office:value-type="float" office:value="25.8817">
                <text:p>25.8817</text:p>
              </table:table-cell>
              <table:table-cell office:value-type="float" office:value="25.8817">
                <text:p>25.8817</text:p>
              </table:table-cell>
              <table:table-cell office:value-type="float" office:value="12.0793">
                <text:p>12.0793</text:p>
              </table:table-cell>
              <table:table-cell office:value-type="float" office:value="20.158">
                <text:p>20.158</text:p>
              </table:table-cell>
              <table:table-cell office:value-type="float" office:value="20.158">
                <text:p>20.1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.3253">
                <text:p>13.3253</text:p>
              </table:table-cell>
              <table:table-cell office:value-type="float" office:value="69.0048">
                <text:p>69.0048</text:p>
              </table:table-cell>
              <table:table-cell office:value-type="float" office:value="69.0048">
                <text:p>69.0048</text:p>
              </table:table-cell>
              <table:table-cell office:value-type="float" office:value="14.664">
                <text:p>14.664</text:p>
              </table:table-cell>
              <table:table-cell office:value-type="float" office:value="49.6093">
                <text:p>49.6093</text:p>
              </table:table-cell>
              <table:table-cell office:value-type="float" office:value="49.6093">
                <text:p>49.6093</text:p>
              </table:table-cell>
              <table:table-cell office:value-type="float" office:value="18.9363">
                <text:p>18.9363</text:p>
              </table:table-cell>
              <table:table-cell office:value-type="float" office:value="170.173">
                <text:p>170.173</text:p>
              </table:table-cell>
              <table:table-cell office:value-type="float" office:value="170.173">
                <text:p>170.17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80262">
                <text:p>6.80262</text:p>
              </table:table-cell>
              <table:table-cell office:value-type="float" office:value="2.83552">
                <text:p>2.83552</text:p>
              </table:table-cell>
              <table:table-cell office:value-type="float" office:value="2.83552">
                <text:p>2.83552</text:p>
              </table:table-cell>
              <table:table-cell office:value-type="float" office:value="11.9663">
                <text:p>11.9663</text:p>
              </table:table-cell>
              <table:table-cell office:value-type="float" office:value="19.6638">
                <text:p>19.6638</text:p>
              </table:table-cell>
              <table:table-cell office:value-type="float" office:value="19.6638">
                <text:p>19.6638</text:p>
              </table:table-cell>
              <table:table-cell office:value-type="float" office:value="14.1077">
                <text:p>14.1077</text:p>
              </table:table-cell>
              <table:table-cell office:value-type="float" office:value="22.1646">
                <text:p>22.1646</text:p>
              </table:table-cell>
              <table:table-cell office:value-type="float" office:value="22.1646">
                <text:p>22.16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68778">
                <text:p>6.68778</text:p>
              </table:table-cell>
              <table:table-cell office:value-type="float" office:value="3.01456">
                <text:p>3.01456</text:p>
              </table:table-cell>
              <table:table-cell office:value-type="float" office:value="3.01456">
                <text:p>3.01456</text:p>
              </table:table-cell>
              <table:table-cell office:value-type="float" office:value="15.607">
                <text:p>15.607</text:p>
              </table:table-cell>
              <table:table-cell office:value-type="float" office:value="154.358">
                <text:p>154.358</text:p>
              </table:table-cell>
              <table:table-cell office:value-type="float" office:value="154.358">
                <text:p>154.358</text:p>
              </table:table-cell>
              <table:table-cell office:value-type="float" office:value="14.5878">
                <text:p>14.5878</text:p>
              </table:table-cell>
              <table:table-cell office:value-type="float" office:value="88.9379">
                <text:p>88.9379</text:p>
              </table:table-cell>
              <table:table-cell office:value-type="float" office:value="88.9379">
                <text:p>88.937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.02822">
                <text:p>5.02822</text:p>
              </table:table-cell>
              <table:table-cell office:value-type="float" office:value="2.00831">
                <text:p>2.00831</text:p>
              </table:table-cell>
              <table:table-cell office:value-type="float" office:value="2.00831">
                <text:p>2.00831</text:p>
              </table:table-cell>
              <table:table-cell office:value-type="float" office:value="7.88324">
                <text:p>7.88324</text:p>
              </table:table-cell>
              <table:table-cell office:value-type="float" office:value="17.655">
                <text:p>17.655</text:p>
              </table:table-cell>
              <table:table-cell office:value-type="float" office:value="17.655">
                <text:p>17.655</text:p>
              </table:table-cell>
              <table:table-cell office:value-type="float" office:value="9.2964">
                <text:p>9.2964</text:p>
              </table:table-cell>
              <table:table-cell office:value-type="float" office:value="13.2117">
                <text:p>13.2117</text:p>
              </table:table-cell>
              <table:table-cell office:value-type="float" office:value="13.2117">
                <text:p>13.211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5955">
                <text:p>4.5955</text:p>
              </table:table-cell>
              <table:table-cell office:value-type="float" office:value="2.02674">
                <text:p>2.02674</text:p>
              </table:table-cell>
              <table:table-cell office:value-type="float" office:value="2.02674">
                <text:p>2.02674</text:p>
              </table:table-cell>
              <table:table-cell office:value-type="float" office:value="8.26338">
                <text:p>8.26338</text:p>
              </table:table-cell>
              <table:table-cell office:value-type="float" office:value="32.4698">
                <text:p>32.4698</text:p>
              </table:table-cell>
              <table:table-cell office:value-type="float" office:value="32.4698">
                <text:p>32.4698</text:p>
              </table:table-cell>
              <table:table-cell office:value-type="float" office:value="7.16977">
                <text:p>7.16977</text:p>
              </table:table-cell>
              <table:table-cell office:value-type="float" office:value="11.6118">
                <text:p>11.6118</text:p>
              </table:table-cell>
              <table:table-cell office:value-type="float" office:value="11.6118">
                <text:p>11.611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.75452">
                <text:p>4.75452</text:p>
              </table:table-cell>
              <table:table-cell office:value-type="float" office:value="2.54809">
                <text:p>2.54809</text:p>
              </table:table-cell>
              <table:table-cell office:value-type="float" office:value="2.54809">
                <text:p>2.54809</text:p>
              </table:table-cell>
              <table:table-cell office:value-type="float" office:value="7.88169">
                <text:p>7.88169</text:p>
              </table:table-cell>
              <table:table-cell office:value-type="float" office:value="20.4952">
                <text:p>20.4952</text:p>
              </table:table-cell>
              <table:table-cell office:value-type="float" office:value="20.4952">
                <text:p>20.4952</text:p>
              </table:table-cell>
              <table:table-cell office:value-type="float" office:value="5.52653">
                <text:p>5.52653</text:p>
              </table:table-cell>
              <table:table-cell office:value-type="float" office:value="0.970459">
                <text:p>0.970459</text:p>
              </table:table-cell>
              <table:table-cell office:value-type="float" office:value="0.970459">
                <text:p>0.97045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.6731">
                <text:p>4.6731</text:p>
              </table:table-cell>
              <table:table-cell office:value-type="float" office:value="1.02158">
                <text:p>1.02158</text:p>
              </table:table-cell>
              <table:table-cell office:value-type="float" office:value="1.02158">
                <text:p>1.02158</text:p>
              </table:table-cell>
              <table:table-cell office:value-type="float" office:value="8.18688">
                <text:p>8.18688</text:p>
              </table:table-cell>
              <table:table-cell office:value-type="float" office:value="26.2815">
                <text:p>26.2815</text:p>
              </table:table-cell>
              <table:table-cell office:value-type="float" office:value="26.2815">
                <text:p>26.2815</text:p>
              </table:table-cell>
              <table:table-cell office:value-type="float" office:value="5.01684">
                <text:p>5.01684</text:p>
              </table:table-cell>
              <table:table-cell office:value-type="float" office:value="2.19399">
                <text:p>2.19399</text:p>
              </table:table-cell>
              <table:table-cell office:value-type="float" office:value="2.19399">
                <text:p>2.193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.3019">
                <text:p>4.3019</text:p>
              </table:table-cell>
              <table:table-cell office:value-type="float" office:value="0.931401">
                <text:p>0.931401</text:p>
              </table:table-cell>
              <table:table-cell office:value-type="float" office:value="0.931401">
                <text:p>0.931401</text:p>
              </table:table-cell>
              <table:table-cell office:value-type="float" office:value="6.61165">
                <text:p>6.61165</text:p>
              </table:table-cell>
              <table:table-cell office:value-type="float" office:value="11.5686">
                <text:p>11.5686</text:p>
              </table:table-cell>
              <table:table-cell office:value-type="float" office:value="11.5686">
                <text:p>11.5686</text:p>
              </table:table-cell>
              <table:table-cell office:value-type="float" office:value="4.30575">
                <text:p>4.30575</text:p>
              </table:table-cell>
              <table:table-cell office:value-type="float" office:value="1.16135">
                <text:p>1.16135</text:p>
              </table:table-cell>
              <table:table-cell office:value-type="float" office:value="1.16135">
                <text:p>1.1613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18259">
                <text:p>4.18259</text:p>
              </table:table-cell>
              <table:table-cell office:value-type="float" office:value="0.863185">
                <text:p>0.863185</text:p>
              </table:table-cell>
              <table:table-cell office:value-type="float" office:value="0.863185">
                <text:p>0.863185</text:p>
              </table:table-cell>
              <table:table-cell office:value-type="float" office:value="5.92665">
                <text:p>5.92665</text:p>
              </table:table-cell>
              <table:table-cell office:value-type="float" office:value="7.19995">
                <text:p>7.19995</text:p>
              </table:table-cell>
              <table:table-cell office:value-type="float" office:value="7.19995">
                <text:p>7.19995</text:p>
              </table:table-cell>
              <table:table-cell office:value-type="float" office:value="5.5074">
                <text:p>5.5074</text:p>
              </table:table-cell>
              <table:table-cell office:value-type="float" office:value="6.54727">
                <text:p>6.54727</text:p>
              </table:table-cell>
              <table:table-cell office:value-type="float" office:value="6.54727">
                <text:p>6.547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.27413">
                <text:p>4.27413</text:p>
              </table:table-cell>
              <table:table-cell office:value-type="float" office:value="1.01677">
                <text:p>1.01677</text:p>
              </table:table-cell>
              <table:table-cell office:value-type="float" office:value="1.01677">
                <text:p>1.01677</text:p>
              </table:table-cell>
              <table:table-cell office:value-type="float" office:value="5.25682">
                <text:p>5.25682</text:p>
              </table:table-cell>
              <table:table-cell office:value-type="float" office:value="4.14241">
                <text:p>4.14241</text:p>
              </table:table-cell>
              <table:table-cell office:value-type="float" office:value="4.14241">
                <text:p>4.14241</text:p>
              </table:table-cell>
              <table:table-cell office:value-type="float" office:value="5.08678">
                <text:p>5.08678</text:p>
              </table:table-cell>
              <table:table-cell office:value-type="float" office:value="5.01741">
                <text:p>5.01741</text:p>
              </table:table-cell>
              <table:table-cell office:value-type="float" office:value="5.01741">
                <text:p>5.0174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.95994">
                <text:p>3.95994</text:p>
              </table:table-cell>
              <table:table-cell office:value-type="float" office:value="1.32302">
                <text:p>1.32302</text:p>
              </table:table-cell>
              <table:table-cell office:value-type="float" office:value="1.32302">
                <text:p>1.32302</text:p>
              </table:table-cell>
              <table:table-cell office:value-type="float" office:value="5.1889">
                <text:p>5.1889</text:p>
              </table:table-cell>
              <table:table-cell office:value-type="float" office:value="3.91074">
                <text:p>3.91074</text:p>
              </table:table-cell>
              <table:table-cell office:value-type="float" office:value="3.91074">
                <text:p>3.91074</text:p>
              </table:table-cell>
              <table:table-cell office:value-type="float" office:value="5.23469">
                <text:p>5.23469</text:p>
              </table:table-cell>
              <table:table-cell office:value-type="float" office:value="6.35175">
                <text:p>6.35175</text:p>
              </table:table-cell>
              <table:table-cell office:value-type="float" office:value="6.35175">
                <text:p>6.351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.90717">
                <text:p>3.90717</text:p>
              </table:table-cell>
              <table:table-cell office:value-type="float" office:value="1.18406">
                <text:p>1.18406</text:p>
              </table:table-cell>
              <table:table-cell office:value-type="float" office:value="1.18406">
                <text:p>1.18406</text:p>
              </table:table-cell>
              <table:table-cell office:value-type="float" office:value="5.1009">
                <text:p>5.1009</text:p>
              </table:table-cell>
              <table:table-cell office:value-type="float" office:value="2.29655">
                <text:p>2.29655</text:p>
              </table:table-cell>
              <table:table-cell office:value-type="float" office:value="2.29655">
                <text:p>2.29655</text:p>
              </table:table-cell>
              <table:table-cell office:value-type="float" office:value="4.51394">
                <text:p>4.51394</text:p>
              </table:table-cell>
              <table:table-cell office:value-type="float" office:value="1.48661">
                <text:p>1.48661</text:p>
              </table:table-cell>
              <table:table-cell office:value-type="float" office:value="1.48661">
                <text:p>1.486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70463">
                <text:p>3.70463</text:p>
              </table:table-cell>
              <table:table-cell office:value-type="float" office:value="0.167993">
                <text:p>0.167993</text:p>
              </table:table-cell>
              <table:table-cell office:value-type="float" office:value="0.167993">
                <text:p>0.167993</text:p>
              </table:table-cell>
              <table:table-cell office:value-type="float" office:value="4.96226">
                <text:p>4.96226</text:p>
              </table:table-cell>
              <table:table-cell office:value-type="float" office:value="2.50744">
                <text:p>2.50744</text:p>
              </table:table-cell>
              <table:table-cell office:value-type="float" office:value="2.50744">
                <text:p>2.50744</text:p>
              </table:table-cell>
              <table:table-cell office:value-type="float" office:value="5.13642">
                <text:p>5.13642</text:p>
              </table:table-cell>
              <table:table-cell office:value-type="float" office:value="1.25543">
                <text:p>1.25543</text:p>
              </table:table-cell>
              <table:table-cell office:value-type="float" office:value="1.25543">
                <text:p>1.2554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.71702">
                <text:p>3.71702</text:p>
              </table:table-cell>
              <table:table-cell office:value-type="float" office:value="0.16799">
                <text:p>0.16799</text:p>
              </table:table-cell>
              <table:table-cell office:value-type="float" office:value="0.16799">
                <text:p>0.16799</text:p>
              </table:table-cell>
              <table:table-cell office:value-type="float" office:value="4.72596">
                <text:p>4.72596</text:p>
              </table:table-cell>
              <table:table-cell office:value-type="float" office:value="1.97517">
                <text:p>1.97517</text:p>
              </table:table-cell>
              <table:table-cell office:value-type="float" office:value="1.97517">
                <text:p>1.97517</text:p>
              </table:table-cell>
              <table:table-cell office:value-type="float" office:value="4.59425">
                <text:p>4.59425</text:p>
              </table:table-cell>
              <table:table-cell office:value-type="float" office:value="1.33181">
                <text:p>1.33181</text:p>
              </table:table-cell>
              <table:table-cell office:value-type="float" office:value="1.33181">
                <text:p>1.3318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.72286">
                <text:p>3.72286</text:p>
              </table:table-cell>
              <table:table-cell office:value-type="float" office:value="0.17691">
                <text:p>0.17691</text:p>
              </table:table-cell>
              <table:table-cell office:value-type="float" office:value="0.17691">
                <text:p>0.17691</text:p>
              </table:table-cell>
              <table:table-cell office:value-type="float" office:value="4.6965">
                <text:p>4.6965</text:p>
              </table:table-cell>
              <table:table-cell office:value-type="float" office:value="1.86272">
                <text:p>1.86272</text:p>
              </table:table-cell>
              <table:table-cell office:value-type="float" office:value="1.86272">
                <text:p>1.86272</text:p>
              </table:table-cell>
              <table:table-cell office:value-type="float" office:value="4.66509">
                <text:p>4.66509</text:p>
              </table:table-cell>
              <table:table-cell office:value-type="float" office:value="2.3235">
                <text:p>2.3235</text:p>
              </table:table-cell>
              <table:table-cell office:value-type="float" office:value="2.3235">
                <text:p>2.323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.68272">
                <text:p>3.68272</text:p>
              </table:table-cell>
              <table:table-cell office:value-type="float" office:value="0.117042">
                <text:p>0.117042</text:p>
              </table:table-cell>
              <table:table-cell office:value-type="float" office:value="0.117042">
                <text:p>0.117042</text:p>
              </table:table-cell>
              <table:table-cell office:value-type="float" office:value="4.17627">
                <text:p>4.17627</text:p>
              </table:table-cell>
              <table:table-cell office:value-type="float" office:value="0.520162">
                <text:p>0.520162</text:p>
              </table:table-cell>
              <table:table-cell office:value-type="float" office:value="0.520162">
                <text:p>0.520162</text:p>
              </table:table-cell>
              <table:table-cell office:value-type="float" office:value="4.19265">
                <text:p>4.19265</text:p>
              </table:table-cell>
              <table:table-cell office:value-type="float" office:value="0.820481">
                <text:p>0.820481</text:p>
              </table:table-cell>
              <table:table-cell office:value-type="float" office:value="0.820481">
                <text:p>0.82048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.63157">
                <text:p>3.63157</text:p>
              </table:table-cell>
              <table:table-cell office:value-type="float" office:value="0.0893805">
                <text:p>0.0893805</text:p>
              </table:table-cell>
              <table:table-cell office:value-type="float" office:value="0.0893805">
                <text:p>0.0893805</text:p>
              </table:table-cell>
              <table:table-cell office:value-type="float" office:value="4.13459">
                <text:p>4.13459</text:p>
              </table:table-cell>
              <table:table-cell office:value-type="float" office:value="0.491952">
                <text:p>0.491952</text:p>
              </table:table-cell>
              <table:table-cell office:value-type="float" office:value="0.491952">
                <text:p>0.491952</text:p>
              </table:table-cell>
              <table:table-cell office:value-type="float" office:value="4.24865">
                <text:p>4.24865</text:p>
              </table:table-cell>
              <table:table-cell office:value-type="float" office:value="0.498193">
                <text:p>0.498193</text:p>
              </table:table-cell>
              <table:table-cell office:value-type="float" office:value="0.498193">
                <text:p>0.49819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.62971">
                <text:p>3.62971</text:p>
              </table:table-cell>
              <table:table-cell office:value-type="float" office:value="0.0905823">
                <text:p>0.0905823</text:p>
              </table:table-cell>
              <table:table-cell office:value-type="float" office:value="0.0905823">
                <text:p>0.0905823</text:p>
              </table:table-cell>
              <table:table-cell office:value-type="float" office:value="4.11387">
                <text:p>4.11387</text:p>
              </table:table-cell>
              <table:table-cell office:value-type="float" office:value="0.448325">
                <text:p>0.448325</text:p>
              </table:table-cell>
              <table:table-cell office:value-type="float" office:value="0.448325">
                <text:p>0.448325</text:p>
              </table:table-cell>
              <table:table-cell office:value-type="float" office:value="4.09201">
                <text:p>4.09201</text:p>
              </table:table-cell>
              <table:table-cell office:value-type="float" office:value="0.554109">
                <text:p>0.554109</text:p>
              </table:table-cell>
              <table:table-cell office:value-type="float" office:value="0.554109">
                <text:p>0.55410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.6818">
                <text:p>3.6818</text:p>
              </table:table-cell>
              <table:table-cell office:value-type="float" office:value="0.116325">
                <text:p>0.116325</text:p>
              </table:table-cell>
              <table:table-cell office:value-type="float" office:value="0.116325">
                <text:p>0.116325</text:p>
              </table:table-cell>
              <table:table-cell office:value-type="float" office:value="3.95377">
                <text:p>3.95377</text:p>
              </table:table-cell>
              <table:table-cell office:value-type="float" office:value="0.560895">
                <text:p>0.560895</text:p>
              </table:table-cell>
              <table:table-cell office:value-type="float" office:value="0.560895">
                <text:p>0.560895</text:p>
              </table:table-cell>
              <table:table-cell office:value-type="float" office:value="4.37779">
                <text:p>4.37779</text:p>
              </table:table-cell>
              <table:table-cell office:value-type="float" office:value="0.559915">
                <text:p>0.559915</text:p>
              </table:table-cell>
              <table:table-cell office:value-type="float" office:value="0.559915">
                <text:p>0.55991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.71322">
                <text:p>3.71322</text:p>
              </table:table-cell>
              <table:table-cell office:value-type="float" office:value="0.0874088">
                <text:p>0.0874088</text:p>
              </table:table-cell>
              <table:table-cell office:value-type="float" office:value="0.0874088">
                <text:p>0.0874088</text:p>
              </table:table-cell>
              <table:table-cell office:value-type="float" office:value="3.84059">
                <text:p>3.84059</text:p>
              </table:table-cell>
              <table:table-cell office:value-type="float" office:value="0.471418">
                <text:p>0.471418</text:p>
              </table:table-cell>
              <table:table-cell office:value-type="float" office:value="0.471418">
                <text:p>0.471418</text:p>
              </table:table-cell>
              <table:table-cell office:value-type="float" office:value="3.62088">
                <text:p>3.62088</text:p>
              </table:table-cell>
              <table:table-cell office:value-type="float" office:value="0.619312">
                <text:p>0.619312</text:p>
              </table:table-cell>
              <table:table-cell office:value-type="float" office:value="0.619312">
                <text:p>0.61931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.71362">
                <text:p>3.71362</text:p>
              </table:table-cell>
              <table:table-cell office:value-type="float" office:value="0.0817186">
                <text:p>0.0817186</text:p>
              </table:table-cell>
              <table:table-cell office:value-type="float" office:value="0.0817186">
                <text:p>0.0817186</text:p>
              </table:table-cell>
              <table:table-cell office:value-type="float" office:value="3.73981">
                <text:p>3.73981</text:p>
              </table:table-cell>
              <table:table-cell office:value-type="float" office:value="0.414177">
                <text:p>0.414177</text:p>
              </table:table-cell>
              <table:table-cell office:value-type="float" office:value="0.414177">
                <text:p>0.414177</text:p>
              </table:table-cell>
              <table:table-cell office:value-type="float" office:value="4.03882">
                <text:p>4.03882</text:p>
              </table:table-cell>
              <table:table-cell office:value-type="float" office:value="0.623823">
                <text:p>0.623823</text:p>
              </table:table-cell>
              <table:table-cell office:value-type="float" office:value="0.623823">
                <text:p>0.62382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.74685">
                <text:p>3.74685</text:p>
              </table:table-cell>
              <table:table-cell office:value-type="float" office:value="0.0701441">
                <text:p>0.0701441</text:p>
              </table:table-cell>
              <table:table-cell office:value-type="float" office:value="0.0701441">
                <text:p>0.0701441</text:p>
              </table:table-cell>
              <table:table-cell office:value-type="float" office:value="3.68484">
                <text:p>3.68484</text:p>
              </table:table-cell>
              <table:table-cell office:value-type="float" office:value="0.390678">
                <text:p>0.390678</text:p>
              </table:table-cell>
              <table:table-cell office:value-type="float" office:value="0.390678">
                <text:p>0.390678</text:p>
              </table:table-cell>
              <table:table-cell office:value-type="float" office:value="3.80418">
                <text:p>3.80418</text:p>
              </table:table-cell>
              <table:table-cell office:value-type="float" office:value="0.768168">
                <text:p>0.768168</text:p>
              </table:table-cell>
              <table:table-cell office:value-type="float" office:value="0.768168">
                <text:p>0.7681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6849">
                <text:p>3.6849</text:p>
              </table:table-cell>
              <table:table-cell office:value-type="float" office:value="0.0740848">
                <text:p>0.0740848</text:p>
              </table:table-cell>
              <table:table-cell office:value-type="float" office:value="0.0740848">
                <text:p>0.0740848</text:p>
              </table:table-cell>
              <table:table-cell office:value-type="float" office:value="3.58066">
                <text:p>3.58066</text:p>
              </table:table-cell>
              <table:table-cell office:value-type="float" office:value="0.347122">
                <text:p>0.347122</text:p>
              </table:table-cell>
              <table:table-cell office:value-type="float" office:value="0.347122">
                <text:p>0.347122</text:p>
              </table:table-cell>
              <table:table-cell office:value-type="float" office:value="3.97091">
                <text:p>3.97091</text:p>
              </table:table-cell>
              <table:table-cell office:value-type="float" office:value="0.660586">
                <text:p>0.660586</text:p>
              </table:table-cell>
              <table:table-cell office:value-type="float" office:value="0.660586">
                <text:p>0.66058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65613">
                <text:p>3.65613</text:p>
              </table:table-cell>
              <table:table-cell office:value-type="float" office:value="0.0873668">
                <text:p>0.0873668</text:p>
              </table:table-cell>
              <table:table-cell office:value-type="float" office:value="0.0873668">
                <text:p>0.0873668</text:p>
              </table:table-cell>
              <table:table-cell office:value-type="float" office:value="3.5155">
                <text:p>3.5155</text:p>
              </table:table-cell>
              <table:table-cell office:value-type="float" office:value="0.327012">
                <text:p>0.327012</text:p>
              </table:table-cell>
              <table:table-cell office:value-type="float" office:value="0.327012">
                <text:p>0.327012</text:p>
              </table:table-cell>
              <table:table-cell office:value-type="float" office:value="3.70963">
                <text:p>3.70963</text:p>
              </table:table-cell>
              <table:table-cell office:value-type="float" office:value="0.488">
                <text:p>0.488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3105">
                <text:p>3.63105</text:p>
              </table:table-cell>
              <table:table-cell office:value-type="float" office:value="0.10101">
                <text:p>0.10101</text:p>
              </table:table-cell>
              <table:table-cell office:value-type="float" office:value="0.10101">
                <text:p>0.10101</text:p>
              </table:table-cell>
              <table:table-cell office:value-type="float" office:value="3.51341">
                <text:p>3.51341</text:p>
              </table:table-cell>
              <table:table-cell office:value-type="float" office:value="0.344596">
                <text:p>0.344596</text:p>
              </table:table-cell>
              <table:table-cell office:value-type="float" office:value="0.344596">
                <text:p>0.344596</text:p>
              </table:table-cell>
              <table:table-cell office:value-type="float" office:value="4.18882">
                <text:p>4.18882</text:p>
              </table:table-cell>
              <table:table-cell office:value-type="float" office:value="0.918224">
                <text:p>0.918224</text:p>
              </table:table-cell>
              <table:table-cell office:value-type="float" office:value="0.918224">
                <text:p>0.91822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.61704">
                <text:p>3.61704</text:p>
              </table:table-cell>
              <table:table-cell office:value-type="float" office:value="0.0871881">
                <text:p>0.0871881</text:p>
              </table:table-cell>
              <table:table-cell office:value-type="float" office:value="0.0871881">
                <text:p>0.0871881</text:p>
              </table:table-cell>
              <table:table-cell office:value-type="float" office:value="3.52541">
                <text:p>3.52541</text:p>
              </table:table-cell>
              <table:table-cell office:value-type="float" office:value="0.370231">
                <text:p>0.370231</text:p>
              </table:table-cell>
              <table:table-cell office:value-type="float" office:value="0.370231">
                <text:p>0.370231</text:p>
              </table:table-cell>
              <table:table-cell office:value-type="float" office:value="3.57885">
                <text:p>3.57885</text:p>
              </table:table-cell>
              <table:table-cell office:value-type="float" office:value="0.689064">
                <text:p>0.689064</text:p>
              </table:table-cell>
              <table:table-cell office:value-type="float" office:value="0.689064">
                <text:p>0.68906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.60504">
                <text:p>3.60504</text:p>
              </table:table-cell>
              <table:table-cell office:value-type="float" office:value="0.0915159">
                <text:p>0.0915159</text:p>
              </table:table-cell>
              <table:table-cell office:value-type="float" office:value="0.0915159">
                <text:p>0.0915159</text:p>
              </table:table-cell>
              <table:table-cell office:value-type="float" office:value="3.49219">
                <text:p>3.49219</text:p>
              </table:table-cell>
              <table:table-cell office:value-type="float" office:value="0.383229">
                <text:p>0.383229</text:p>
              </table:table-cell>
              <table:table-cell office:value-type="float" office:value="0.383229">
                <text:p>0.383229</text:p>
              </table:table-cell>
              <table:table-cell office:value-type="float" office:value="3.56424">
                <text:p>3.56424</text:p>
              </table:table-cell>
              <table:table-cell office:value-type="float" office:value="0.566381">
                <text:p>0.566381</text:p>
              </table:table-cell>
              <table:table-cell office:value-type="float" office:value="0.566381">
                <text:p>0.56638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.56802">
                <text:p>3.56802</text:p>
              </table:table-cell>
              <table:table-cell office:value-type="float" office:value="0.0948237">
                <text:p>0.0948237</text:p>
              </table:table-cell>
              <table:table-cell office:value-type="float" office:value="0.0948237">
                <text:p>0.0948237</text:p>
              </table:table-cell>
              <table:table-cell office:value-type="float" office:value="3.48518">
                <text:p>3.48518</text:p>
              </table:table-cell>
              <table:table-cell office:value-type="float" office:value="0.405772">
                <text:p>0.405772</text:p>
              </table:table-cell>
              <table:table-cell office:value-type="float" office:value="0.405772">
                <text:p>0.405772</text:p>
              </table:table-cell>
              <table:table-cell office:value-type="float" office:value="3.63456">
                <text:p>3.63456</text:p>
              </table:table-cell>
              <table:table-cell office:value-type="float" office:value="0.706548">
                <text:p>0.706548</text:p>
              </table:table-cell>
              <table:table-cell office:value-type="float" office:value="0.706548">
                <text:p>0.70654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.57648">
                <text:p>3.57648</text:p>
              </table:table-cell>
              <table:table-cell office:value-type="float" office:value="0.09821">
                <text:p>0.09821</text:p>
              </table:table-cell>
              <table:table-cell office:value-type="float" office:value="0.09821">
                <text:p>0.09821</text:p>
              </table:table-cell>
              <table:table-cell office:value-type="float" office:value="3.46022">
                <text:p>3.46022</text:p>
              </table:table-cell>
              <table:table-cell office:value-type="float" office:value="0.418288">
                <text:p>0.418288</text:p>
              </table:table-cell>
              <table:table-cell office:value-type="float" office:value="0.418288">
                <text:p>0.418288</text:p>
              </table:table-cell>
              <table:table-cell office:value-type="float" office:value="3.42789">
                <text:p>3.42789</text:p>
              </table:table-cell>
              <table:table-cell office:value-type="float" office:value="0.361986">
                <text:p>0.361986</text:p>
              </table:table-cell>
              <table:table-cell office:value-type="float" office:value="0.361986">
                <text:p>0.36198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.57159">
                <text:p>3.57159</text:p>
              </table:table-cell>
              <table:table-cell office:value-type="float" office:value="0.10397">
                <text:p>0.10397</text:p>
              </table:table-cell>
              <table:table-cell office:value-type="float" office:value="0.10397">
                <text:p>0.10397</text:p>
              </table:table-cell>
              <table:table-cell office:value-type="float" office:value="3.40448">
                <text:p>3.40448</text:p>
              </table:table-cell>
              <table:table-cell office:value-type="float" office:value="0.378486">
                <text:p>0.378486</text:p>
              </table:table-cell>
              <table:table-cell office:value-type="float" office:value="0.378486">
                <text:p>0.378486</text:p>
              </table:table-cell>
              <table:table-cell office:value-type="float" office:value="3.43568">
                <text:p>3.43568</text:p>
              </table:table-cell>
              <table:table-cell office:value-type="float" office:value="0.21151">
                <text:p>0.21151</text:p>
              </table:table-cell>
              <table:table-cell office:value-type="float" office:value="0.21151">
                <text:p>0.2115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.50198">
                <text:p>3.50198</text:p>
              </table:table-cell>
              <table:table-cell office:value-type="float" office:value="0.139014">
                <text:p>0.139014</text:p>
              </table:table-cell>
              <table:table-cell office:value-type="float" office:value="0.139014">
                <text:p>0.139014</text:p>
              </table:table-cell>
              <table:table-cell office:value-type="float" office:value="3.38018">
                <text:p>3.38018</text:p>
              </table:table-cell>
              <table:table-cell office:value-type="float" office:value="0.345476">
                <text:p>0.345476</text:p>
              </table:table-cell>
              <table:table-cell office:value-type="float" office:value="0.345476">
                <text:p>0.345476</text:p>
              </table:table-cell>
              <table:table-cell office:value-type="float" office:value="3.55533">
                <text:p>3.55533</text:p>
              </table:table-cell>
              <table:table-cell office:value-type="float" office:value="0.16438">
                <text:p>0.16438</text:p>
              </table:table-cell>
              <table:table-cell office:value-type="float" office:value="0.16438">
                <text:p>0.1643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.48395">
                <text:p>3.48395</text:p>
              </table:table-cell>
              <table:table-cell office:value-type="float" office:value="0.148699">
                <text:p>0.148699</text:p>
              </table:table-cell>
              <table:table-cell office:value-type="float" office:value="0.148699">
                <text:p>0.148699</text:p>
              </table:table-cell>
              <table:table-cell office:value-type="float" office:value="3.31294">
                <text:p>3.31294</text:p>
              </table:table-cell>
              <table:table-cell office:value-type="float" office:value="0.302979">
                <text:p>0.302979</text:p>
              </table:table-cell>
              <table:table-cell office:value-type="float" office:value="0.302979">
                <text:p>0.302979</text:p>
              </table:table-cell>
              <table:table-cell office:value-type="float" office:value="3.46375">
                <text:p>3.46375</text:p>
              </table:table-cell>
              <table:table-cell office:value-type="float" office:value="0.379388">
                <text:p>0.379388</text:p>
              </table:table-cell>
              <table:table-cell office:value-type="float" office:value="0.379388">
                <text:p>0.3793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57126">
                <text:p>3.57126</text:p>
              </table:table-cell>
              <table:table-cell office:value-type="float" office:value="0.29969">
                <text:p>0.29969</text:p>
              </table:table-cell>
              <table:table-cell office:value-type="float" office:value="0.29969">
                <text:p>0.29969</text:p>
              </table:table-cell>
              <table:table-cell office:value-type="float" office:value="3.31154">
                <text:p>3.31154</text:p>
              </table:table-cell>
              <table:table-cell office:value-type="float" office:value="0.309973">
                <text:p>0.309973</text:p>
              </table:table-cell>
              <table:table-cell office:value-type="float" office:value="0.309973">
                <text:p>0.309973</text:p>
              </table:table-cell>
              <table:table-cell office:value-type="float" office:value="3.44697">
                <text:p>3.44697</text:p>
              </table:table-cell>
              <table:table-cell office:value-type="float" office:value="0.178488">
                <text:p>0.178488</text:p>
              </table:table-cell>
              <table:table-cell office:value-type="float" office:value="0.178488">
                <text:p>0.17848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.57426">
                <text:p>3.57426</text:p>
              </table:table-cell>
              <table:table-cell office:value-type="float" office:value="0.291503">
                <text:p>0.291503</text:p>
              </table:table-cell>
              <table:table-cell office:value-type="float" office:value="0.291503">
                <text:p>0.291503</text:p>
              </table:table-cell>
              <table:table-cell office:value-type="float" office:value="3.28657">
                <text:p>3.28657</text:p>
              </table:table-cell>
              <table:table-cell office:value-type="float" office:value="0.305534">
                <text:p>0.305534</text:p>
              </table:table-cell>
              <table:table-cell office:value-type="float" office:value="0.305534">
                <text:p>0.305534</text:p>
              </table:table-cell>
              <table:table-cell office:value-type="float" office:value="3.18509">
                <text:p>3.18509</text:p>
              </table:table-cell>
              <table:table-cell office:value-type="float" office:value="0.174552">
                <text:p>0.174552</text:p>
              </table:table-cell>
              <table:table-cell office:value-type="float" office:value="0.174552">
                <text:p>0.17455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.61206">
                <text:p>3.61206</text:p>
              </table:table-cell>
              <table:table-cell office:value-type="float" office:value="0.255128">
                <text:p>0.255128</text:p>
              </table:table-cell>
              <table:table-cell office:value-type="float" office:value="0.255128">
                <text:p>0.255128</text:p>
              </table:table-cell>
              <table:table-cell office:value-type="float" office:value="3.2712">
                <text:p>3.2712</text:p>
              </table:table-cell>
              <table:table-cell office:value-type="float" office:value="0.299918">
                <text:p>0.299918</text:p>
              </table:table-cell>
              <table:table-cell office:value-type="float" office:value="0.299918">
                <text:p>0.299918</text:p>
              </table:table-cell>
              <table:table-cell office:value-type="float" office:value="3.42868">
                <text:p>3.42868</text:p>
              </table:table-cell>
              <table:table-cell office:value-type="float" office:value="0.282091">
                <text:p>0.282091</text:p>
              </table:table-cell>
              <table:table-cell office:value-type="float" office:value="0.282091">
                <text:p>0.28209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.58498">
                <text:p>3.58498</text:p>
              </table:table-cell>
              <table:table-cell office:value-type="float" office:value="0.248192">
                <text:p>0.248192</text:p>
              </table:table-cell>
              <table:table-cell office:value-type="float" office:value="0.248192">
                <text:p>0.248192</text:p>
              </table:table-cell>
              <table:table-cell office:value-type="float" office:value="3.21874">
                <text:p>3.21874</text:p>
              </table:table-cell>
              <table:table-cell office:value-type="float" office:value="0.327948">
                <text:p>0.327948</text:p>
              </table:table-cell>
              <table:table-cell office:value-type="float" office:value="0.327948">
                <text:p>0.327948</text:p>
              </table:table-cell>
              <table:table-cell office:value-type="float" office:value="3.48891">
                <text:p>3.48891</text:p>
              </table:table-cell>
              <table:table-cell office:value-type="float" office:value="0.293929">
                <text:p>0.293929</text:p>
              </table:table-cell>
              <table:table-cell office:value-type="float" office:value="0.293929">
                <text:p>0.29392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.58359">
                <text:p>3.58359</text:p>
              </table:table-cell>
              <table:table-cell office:value-type="float" office:value="0.233372">
                <text:p>0.233372</text:p>
              </table:table-cell>
              <table:table-cell office:value-type="float" office:value="0.233372">
                <text:p>0.233372</text:p>
              </table:table-cell>
              <table:table-cell office:value-type="float" office:value="3.19962">
                <text:p>3.19962</text:p>
              </table:table-cell>
              <table:table-cell office:value-type="float" office:value="0.326151">
                <text:p>0.326151</text:p>
              </table:table-cell>
              <table:table-cell office:value-type="float" office:value="0.326151">
                <text:p>0.326151</text:p>
              </table:table-cell>
              <table:table-cell office:value-type="float" office:value="3.12638">
                <text:p>3.12638</text:p>
              </table:table-cell>
              <table:table-cell office:value-type="float" office:value="0.220358">
                <text:p>0.220358</text:p>
              </table:table-cell>
              <table:table-cell office:value-type="float" office:value="0.220358">
                <text:p>0.22035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.55246">
                <text:p>3.55246</text:p>
              </table:table-cell>
              <table:table-cell office:value-type="float" office:value="0.255266">
                <text:p>0.255266</text:p>
              </table:table-cell>
              <table:table-cell office:value-type="float" office:value="0.255266">
                <text:p>0.255266</text:p>
              </table:table-cell>
              <table:table-cell office:value-type="float" office:value="3.20087">
                <text:p>3.20087</text:p>
              </table:table-cell>
              <table:table-cell office:value-type="float" office:value="0.308916">
                <text:p>0.308916</text:p>
              </table:table-cell>
              <table:table-cell office:value-type="float" office:value="0.308916">
                <text:p>0.308916</text:p>
              </table:table-cell>
              <table:table-cell office:value-type="float" office:value="3.07223">
                <text:p>3.07223</text:p>
              </table:table-cell>
              <table:table-cell office:value-type="float" office:value="0.193989">
                <text:p>0.193989</text:p>
              </table:table-cell>
              <table:table-cell office:value-type="float" office:value="0.193989">
                <text:p>0.19398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.55093">
                <text:p>3.55093</text:p>
              </table:table-cell>
              <table:table-cell office:value-type="float" office:value="0.249568">
                <text:p>0.249568</text:p>
              </table:table-cell>
              <table:table-cell office:value-type="float" office:value="0.249568">
                <text:p>0.249568</text:p>
              </table:table-cell>
              <table:table-cell office:value-type="float" office:value="3.18064">
                <text:p>3.18064</text:p>
              </table:table-cell>
              <table:table-cell office:value-type="float" office:value="0.311116">
                <text:p>0.311116</text:p>
              </table:table-cell>
              <table:table-cell office:value-type="float" office:value="0.311116">
                <text:p>0.311116</text:p>
              </table:table-cell>
              <table:table-cell office:value-type="float" office:value="3.0509">
                <text:p>3.0509</text:p>
              </table:table-cell>
              <table:table-cell office:value-type="float" office:value="0.224232">
                <text:p>0.224232</text:p>
              </table:table-cell>
              <table:table-cell office:value-type="float" office:value="0.224232">
                <text:p>0.22423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.55888">
                <text:p>3.55888</text:p>
              </table:table-cell>
              <table:table-cell office:value-type="float" office:value="0.243484">
                <text:p>0.243484</text:p>
              </table:table-cell>
              <table:table-cell office:value-type="float" office:value="0.243484">
                <text:p>0.243484</text:p>
              </table:table-cell>
              <table:table-cell office:value-type="float" office:value="3.16428">
                <text:p>3.16428</text:p>
              </table:table-cell>
              <table:table-cell office:value-type="float" office:value="0.30096">
                <text:p>0.30096</text:p>
              </table:table-cell>
              <table:table-cell office:value-type="float" office:value="0.30096">
                <text:p>0.30096</text:p>
              </table:table-cell>
              <table:table-cell office:value-type="float" office:value="3.16733">
                <text:p>3.16733</text:p>
              </table:table-cell>
              <table:table-cell office:value-type="float" office:value="0.132864">
                <text:p>0.132864</text:p>
              </table:table-cell>
              <table:table-cell office:value-type="float" office:value="0.132864">
                <text:p>0.13286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.52859">
                <text:p>3.52859</text:p>
              </table:table-cell>
              <table:table-cell office:value-type="float" office:value="0.27342">
                <text:p>0.27342</text:p>
              </table:table-cell>
              <table:table-cell office:value-type="float" office:value="0.27342">
                <text:p>0.27342</text:p>
              </table:table-cell>
              <table:table-cell office:value-type="float" office:value="3.15364">
                <text:p>3.15364</text:p>
              </table:table-cell>
              <table:table-cell office:value-type="float" office:value="0.287422">
                <text:p>0.287422</text:p>
              </table:table-cell>
              <table:table-cell office:value-type="float" office:value="0.287422">
                <text:p>0.287422</text:p>
              </table:table-cell>
              <table:table-cell office:value-type="float" office:value="3.03161">
                <text:p>3.03161</text:p>
              </table:table-cell>
              <table:table-cell office:value-type="float" office:value="0.162972">
                <text:p>0.162972</text:p>
              </table:table-cell>
              <table:table-cell office:value-type="float" office:value="0.162972">
                <text:p>0.16297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48751">
                <text:p>3.48751</text:p>
              </table:table-cell>
              <table:table-cell office:value-type="float" office:value="0.299933">
                <text:p>0.299933</text:p>
              </table:table-cell>
              <table:table-cell office:value-type="float" office:value="0.299933">
                <text:p>0.299933</text:p>
              </table:table-cell>
              <table:table-cell office:value-type="float" office:value="3.1439">
                <text:p>3.1439</text:p>
              </table:table-cell>
              <table:table-cell office:value-type="float" office:value="0.290079">
                <text:p>0.290079</text:p>
              </table:table-cell>
              <table:table-cell office:value-type="float" office:value="0.290079">
                <text:p>0.290079</text:p>
              </table:table-cell>
              <table:table-cell office:value-type="float" office:value="3.13572">
                <text:p>3.13572</text:p>
              </table:table-cell>
              <table:table-cell office:value-type="float" office:value="0.156008">
                <text:p>0.156008</text:p>
              </table:table-cell>
              <table:table-cell office:value-type="float" office:value="0.156008">
                <text:p>0.1560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49487">
                <text:p>3.49487</text:p>
              </table:table-cell>
              <table:table-cell office:value-type="float" office:value="0.288314">
                <text:p>0.288314</text:p>
              </table:table-cell>
              <table:table-cell office:value-type="float" office:value="0.288314">
                <text:p>0.288314</text:p>
              </table:table-cell>
              <table:table-cell office:value-type="float" office:value="3.1447">
                <text:p>3.1447</text:p>
              </table:table-cell>
              <table:table-cell office:value-type="float" office:value="0.298892">
                <text:p>0.298892</text:p>
              </table:table-cell>
              <table:table-cell office:value-type="float" office:value="0.298892">
                <text:p>0.298892</text:p>
              </table:table-cell>
              <table:table-cell office:value-type="float" office:value="3.24689">
                <text:p>3.24689</text:p>
              </table:table-cell>
              <table:table-cell office:value-type="float" office:value="0.125055">
                <text:p>0.125055</text:p>
              </table:table-cell>
              <table:table-cell office:value-type="float" office:value="0.125055">
                <text:p>0.125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